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2" style:family="table">
      <style:table-properties style:width="17.23cm" fo:margin-left="0cm" table:align="left"/>
    </style:style>
    <style:style style:name="Таблица2.A" style:family="table-column">
      <style:table-column-properties style:column-width="10.837cm"/>
    </style:style>
    <style:style style:name="Таблица2.B" style:family="table-column">
      <style:table-column-properties style:column-width="6.392cm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2" style:family="table-cell">
      <style:table-cell-properties fo:padding="0.097cm" fo:border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60%"/>
      <style:text-properties fo:language="en" fo:country="US"/>
    </style:style>
    <style:style style:name="P5" style:family="paragraph" style:parent-style-name="Text_20_body">
      <style:paragraph-properties fo:line-height="160%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Frame_20_contents">
      <style:paragraph-properties fo:margin-top="0cm" fo:margin-bottom="0cm" fo:line-height="0.4cm"/>
    </style:style>
    <style:style style:name="P8" style:family="paragraph" style:parent-style-name="Text_20_body" style:list-style-name="L1">
      <style:paragraph-properties fo:margin-left="1.27cm" fo:margin-right="0cm" fo:text-indent="-0.64cm" style:auto-text-indent="false">
        <style:tab-stops/>
      </style:paragraph-properties>
      <style:text-properties fo:language="en" fo:country="US"/>
    </style:style>
    <style:style style:name="P9" style:family="paragraph" style:parent-style-name="Text_20_body" style:list-style-name="L2">
      <style:paragraph-properties fo:margin-left="1.27cm" fo:margin-right="0cm" fo:text-indent="-0.64cm" style:auto-text-indent="false">
        <style:tab-stops/>
      </style:paragraph-properties>
    </style:style>
    <style:style style:name="P10" style:family="paragraph" style:parent-style-name="Text_20_body" style:list-style-name="L2">
      <style:paragraph-properties fo:margin-left="1.27cm" fo:margin-right="0cm" fo:margin-top="0.106cm" fo:margin-bottom="0.106cm" fo:text-indent="-0.64cm" style:auto-text-indent="false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style:language-complex="ar" style:country-complex="SA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name-asian="Arial0" style:font-name-complex="Arial0" style:font-size-complex="14pt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background-color="transparent"/>
    </style:style>
    <style:style style:name="T9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0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11" style:family="text">
      <style:text-properties style:font-name="Times New Roman1" fo:font-size="10pt" fo:language="en" fo:country="US" style:font-size-asian="10pt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2" svg:x="3.704cm" svg:y="8.696cm" svg:width="2.088cm" style:rel-width="10%" draw:z-index="0">
        <draw:text-box fo:min-height="0.372cm">
          <text:p text:style-name="P7"><text:span text:style-name="T11">Input circuit</text:span> </text:p>
        </draw:text-box>
      </draw:frame>
      <draw:frame draw:style-name="fr1" draw:name="Врезка2" text:anchor-type="page" text:anchor-page-number="2" svg:x="3.81cm" svg:y="11.924cm" svg:width="2.387cm" style:rel-width="12%" draw:z-index="1">
        <draw:text-box fo:min-height="0.266cm">
          <text:p text:style-name="P7"><text:span text:style-name="T11">Input circuit <text:s/>2</text:span> </text:p>
        </draw:text-box>
      </draw:fram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2"><draw:frame draw:style-name="fr2" draw:name="Графический объект1" text:anchor-type="as-char" svg:width="0.85cm" svg:height="0.9cm" draw:z-index="2"><draw:image xlink:href="../../odt_eng/images/3110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Ideal electric capacitance</text:h>
          </table:table-cell>
        </table:table-row>
        <table:table-row>
          <table:table-cell table:style-name="Таблица1.A2" office:value-type="string">
            <text:p text:style-name="P2"><text:span text:style-name="Основной_20_шрифт_20_абзаца"><text:span text:style-name="T9">in </text:span></text:span><text:span text:style-name="Основной_20_шрифт_20_абзаца"><text:span text:style-name="T10">palette</text:span></text:span></text:p>
          </table:table-cell>
          <table:table-cell table:style-name="Таблица1.B1" office:value-type="string">
            <text:p text:style-name="P3">| System of linear equations |</text:p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2"><draw:frame draw:style-name="fr3" draw:name="Графический объект2" text:anchor-type="as-char" svg:width="1.06cm" svg:height="2.14cm" draw:z-index="3"><draw:image xlink:href="../../odt_eng/images/3110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3">
          <table:table-cell table:style-name="Таблица1.A4" office:value-type="string">
            <text:p text:style-name="P2"><text:span text:style-name="Основной_20_шрифт_20_абзаца"><text:span text:style-name="T9">in </text:span></text:span><text:span text:style-name="Основной_20_шрифт_20_абзаца"><text:span text:style-name="T10">diagram</text:span></text:span>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represents a non-linear resistance model described by the following differential equation:</text:p>
            <text:p text:style-name="P5"><text:span text:style-name="Основной_20_шрифт_20_абзаца"><text:span text:style-name="T1"><draw:frame draw:style-name="fr4" draw:name="Объект1" text:anchor-type="as-char" svg:width="3.052cm" svg:height="1.184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P4">where</text:p>
            <text:p text:style-name="P5"><text:span text:style-name="Основной_20_шрифт_20_абзаца"><text:span text:style-name="T1"><draw:frame draw:style-name="fr4" draw:name="Объект2" text:anchor-type="as-char" svg:width="1.055cm" svg:height="0.564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difference of potentials, V; </text:span></text:span></text:p>
            <text:p text:style-name="P5"><text:span text:style-name="Основной_20_шрифт_20_абзаца"><text:span text:style-name="T1"><draw:frame draw:style-name="fr4" draw:name="Объект3" text:anchor-type="as-char" svg:width="0.572cm" svg:height="0.549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capacitance, F;</text:span></text:span></text:p>
            <text:p text:style-name="P5"><text:span text:style-name="Основной_20_шрифт_20_абзаца"><text:span text:style-name="T1"><draw:frame draw:style-name="fr4" draw:name="Объект4" text:anchor-type="as-char" svg:width="0.94cm" svg:height="0.56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current, А.</text:span></text:span></text:p>
            <text:p text:style-name="P5"><text:span text:style-name="Основной_20_шрифт_20_абзаца"><text:span text:style-name="T1">Unit of “Integrator” type is not allowed to be directly used for current </text:span></text:span><text:span text:style-name="Основной_20_шрифт_20_абзаца"><text:span text:style-name="T8">calculations </text:span></text:span><text:span text:style-name="Основной_20_шрифт_20_абзаца"><text:span text:style-name="T1">since it would lead to one-step delay and non-convergence of numerical diagram implemented in this method for making electric circuit models. Thus, an implicit calculation pattern for inductance (and capacitance, as well) elements shall be applied here.</text:span></text:span></text:p>
            <text:p text:style-name="P4">This differential equation can be reduced to an algebraic one by means of approximation of its derivate using <text:s/>the Euler inverse formula in the simplest case:</text:p>
            <text:p text:style-name="P5"><text:span text:style-name="Основной_20_шрифт_20_абзаца"><text:span text:style-name="T1"><draw:frame draw:style-name="fr4" draw:name="Объект5" text:anchor-type="as-char" svg:width="4.826cm" svg:height="1.168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P4">where:</text:p>
            <text:p text:style-name="P5"><text:span text:style-name="Основной_20_шрифт_20_абзаца"><text:span text:style-name="T1"><draw:frame draw:style-name="fr4" draw:name="Объект6" text:anchor-type="as-char" svg:width="1.222cm" svg:height="0.617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difference of potentials of nodes at step n+1, to which this element is connected;</text:span></text:span></text:p>
            <text:p text:style-name="P5"><text:span text:style-name="Основной_20_шрифт_20_абзаца"><text:span text:style-name="T1"><draw:frame draw:style-name="fr4" draw:name="Объект12" text:anchor-type="as-char" svg:width="0.827cm" svg:height="0.617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difference of potentials of nodes at step n, to which this element is connected;</text:span></text:span></text:p>
            <text:p text:style-name="P5"><text:span text:style-name="Основной_20_шрифт_20_абзаца"><text:span text:style-name="T1"><draw:frame draw:style-name="fr4" draw:name="Объект7" text:anchor-type="as-char" svg:width="0.467cm" svg:height="0.549cm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is for step of integration;</text:span></text:span></text:p>
            <text:p text:style-name="P5"><text:span text:style-name="Основной_20_шрифт_20_абзаца"><text:span text:style-name="T1"><draw:frame draw:style-name="fr4" draw:name="Объект8" text:anchor-type="as-char" svg:width="1.108cm" svg:height="0.617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is for current through element at step n+1;</text:span></text:span></text:p>
            <text:p text:style-name="P4">In accordance with this relation the capacitance can be represented as a linear resistance with <text:soft-page-break/>conductivity equal to:</text:p>
            <text:p text:style-name="Text_20_body"><text:span text:style-name="Основной_20_шрифт_20_абзаца"><text:span text:style-name="T1"><draw:frame draw:style-name="fr4" draw:name="Объект10" text:anchor-type="as-char" svg:width="1.388cm" svg:height="1.168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P3">with current source equal to:</text:p>
            <text:p text:style-name="Text_20_body"><text:span text:style-name="Основной_20_шрифт_20_абзаца"><text:span text:style-name="T1"><draw:frame draw:style-name="fr4" draw:name="Объект11" text:anchor-type="as-char" svg:width="2.775cm" svg:height="1.168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6"><text:span text:style-name="Основной_20_шрифт_20_абзаца"><text:span text:style-name="T3"><draw:frame draw:style-name="fr3" draw:name="Графический объект3" text:anchor-type="as-char" svg:width="15cm" svg:height="10.61cm" draw:z-index="15"><draw:image xlink:href="../../odt_eng/images/3110_ris_1.png" xlink:type="simple" xlink:show="embed" xlink:actuate="onLoad"/></draw:frame></text:span></text:span></text:p>
            <text:p text:style-name="P6"><text:span text:style-name="Основной_20_шрифт_20_абзаца"><text:span text:style-name="T8">Figure <text:s/></text:span></text:span><text:span text:style-name="Основной_20_шрифт_20_абзаца"><text:span text:style-name="T1">1 – Internal structure of unit “Ideal electric capacitance”</text:span></text:span></text:p>
            <text:p text:style-name="Text_20_body"><text:span text:style-name="Основной_20_шрифт_20_абзаца"><text:span text:style-name="T1">Figure 1 shows a capacitance approximation diagram correspondent to the</text:span></text:span><text:span text:style-name="Основной_20_шрифт_20_абзаца"><text:span text:style-name="T8"> above mentioned</text:span></text:span><text:span text:style-name="Основной_20_шрифт_20_абзаца"><text:span text:style-name="T1"> relations and graphically represented in the development environment for SimInTech-4 programming system.</text:span></text:span></text:p>
            <text:p text:style-name="Text_20_body"><text:span text:style-name="Основной_20_шрифт_20_абзаца"><text:span text:style-name="T4">Property</text:span></text:span><text:span text:style-name="Основной_20_шрифт_20_абзаца"><text:span text:style-name="T1">:</text:span></text:span></text:p>
            <text:list xml:id="list8535695716384500417" text:style-name="L1">
              <text:list-item>
                <text:p text:style-name="P8"><text:s text:c="2"/>Capacitance, F – a number defining the capacitance value.</text:p>
              </text:list-item>
            </text:list>
            <text:p text:style-name="Text_20_body"><text:span text:style-name="Основной_20_шрифт_20_абзаца"><text:span text:style-name="T5">Ex</text:span></text:span><text:span text:style-name="Основной_20_шрифт_20_абзаца"><text:span text:style-name="T5">amples for filling</text:span></text:span><text:span text:style-name="Основной_20_шрифт_20_абзаца"><text:span text:style-name="T5"> in</text:span></text:span><text:span text:style-name="Основной_20_шрифт_20_абзаца"><text:span text:style-name="T5"> the dialog window for unit properties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4">Numerical </text:span></text:span><text:span text:style-name="Основной_20_шрифт_20_абзаца"><text:span text:style-name="T1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Capacitance, F</text:p>
                </table:table-cell>
                <table:table-cell table:style-name="Таблица2.B3" office:value-type="string">
                  <text:p text:style-name="P3">1e-4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4"> </text:span></text:span><text:span text:style-name="Основной_20_шрифт_20_абзаца"><text:span text:style-name="T1">definition of properties:</text:span></text:span></text:p>
                </table:table-cell>
                <table:covered-table-cell/>
              </table:table-row>
              <table:table-row>
                <table:table-cell table:style-name="Таблица2.A2" office:value-type="string">
                  <text:p text:style-name="P3">Name</text:p>
                </table:table-cell>
                <table:table-cell table:style-name="Таблица2.B2" office:value-type="string">
                  <text:p text:style-name="P3">Value</text:p>
                </table:table-cell>
              </table:table-row>
              <table:table-row>
                <table:table-cell table:style-name="Таблица2.A3" office:value-type="string">
                  <text:p text:style-name="P3">Capacitance, F</text:p>
                </table:table-cell>
                <table:table-cell table:style-name="Таблица2.B3" office:value-type="string">
                  <text:p text:style-name="P3">с5</text:p>
                </table:table-cell>
              </table:table-row>
            </table:table>
            <text:p text:style-name="Text_20_body"><text:span text:style-name="Основной_20_шрифт_20_абзаца"><text:span text:style-name="T4">Notes</text:span></text:span><text:span text:style-name="Основной_20_шрифт_20_абзаца"><text:span text:style-name="T1">:</text:span></text:span></text:p>
            <text:list xml:id="list6543072677186557143" text:style-name="L2">
              <text:list-item>
                <text:p text:style-name="P10"><text:span text:style-name="Основной_20_шрифт_20_абзаца"><text:span text:style-name="T1"><text:s text:c="2"/>Unit</text:span></text:span><text:span text:style-name="Основной_20_шрифт_20_абзаца"><text:span text:style-name="T1"> </text:span></text:span><text:span text:style-name="Основной_20_шрифт_20_абзаца"><text:span text:style-name="T1">property</text:span></text:span><text:span text:style-name="Основной_20_шрифт_20_абзаца"><text:span text:style-name="T1"> </text:span></text:span><text:span text:style-name="Основной_20_шрифт_20_абзаца"><text:span text:style-name="T1">can</text:span></text:span><text:span text:style-name="Основной_20_шрифт_20_абзаца"><text:span text:style-name="T1"> </text:span></text:span><text:span text:style-name="Основной_20_шрифт_20_абзаца"><text:span text:style-name="T1">be</text:span></text:span><text:span text:style-name="Основной_20_шрифт_20_абзаца"><text:span text:style-name="T1"> </text:span></text:span><text:span text:style-name="Основной_20_шрифт_20_абзаца"><text:span text:style-name="T6">scalar</text:span></text:span><text:span text:style-name="Основной_20_шрифт_20_абзаца"><text:span text:style-name="T1"> only</text:span></text:span><text:span text:style-name="Основной_20_шрифт_20_абзаца"><text:span text:style-name="T6">.</text:span></text:span></text:p>
              </text:list-item>
              <text:list-item>
                <text:p text:style-name="P9"><text:span text:style-name="Основной_20_шрифт_20_абзаца"><text:span text:style-name="T1"><text:s text:c="2"/>Named properties are</text:span></text:span><text:span text:style-name="Основной_20_шрифт_20_абзаца"><text:span text:style-name="T1"> set up as </text:span></text:span><text:span text:style-name="Основной_20_шрифт_20_абзаца"><text:span text:style-name="T7">local</text:span></text:span><text:span text:style-name="Основной_20_шрифт_20_абзаца"><text:span text:style-name="T1"> variable of model (or submodel) in </text:span></text:span><text:span text:style-name="Основной_20_шрифт_20_абзаца"><text:span text:style-name="T7">Parameters </text:span></text:span><text:span text:style-name="Основной_20_шрифт_20_абзаца"><text:span text:style-name="T1">tab or as </text:span></text:span><text:span text:style-name="Основной_20_шрифт_20_абзаца"><text:span text:style-name="T1">global signal</text:span></text:span><text:span text:style-name="Основной_20_шрифт_20_абзаца"><text:span text:style-name="T1">s</text:span></text:span><text:span text:style-name="Основной_20_шрифт_20_абзаца"><text:span text:style-name="T1"> of the project via </text:span></text:span><text:span text:style-name="Основной_20_шрифт_20_абзаца"><text:span text:style-name="T7">Graphics → Signals</text:span></text:span><text:span text:style-name="Основной_20_шрифт_20_абзаца"><text:span text:style-name="T1"> main menu option.</text:span></text:span><text:span text:style-name="Основной_20_шрифт_20_абзаца"><text:span text:style-name="T1"> </text:span>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Ёмкость электрическая идеальная</dc:title>
    <meta:creation-date>2012-04-26T05:24:00Z</meta:creation-date>
    <dc:date>2012-05-05T09:01:48.40</dc:date>
    <meta:editing-cycles>14</meta:editing-cycles>
    <meta:editing-duration>PT4H2M30S</meta:editing-duration>
    <meta:document-statistic meta:table-count="2" meta:image-count="3" meta:object-count="11" meta:page-count="3" meta:paragraph-count="45" meta:word-count="307" meta:character-count="192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110.odt/Normal.dotm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row>
          <mi>C</mi>
          <mo stretchy="false">⋅</mo>
          <mrow>
            <mfrac>
              <mrow>
                <mi mathvariant="italic">du</mi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</mrow>
    </mrow>
    <annotation encoding="StarMath 5.0">i(t) = C cdot {{du(t)} over {dt}}</annotation>
  </semantics>
</math>
</file>

<file path=Object 10/content.xml><?xml version="1.0" encoding="utf-8"?>
<math xmlns="http://www.w3.org/1998/Math/MathML">
  <semantics>
    <mrow>
      <mrow>
        <mi>y</mi>
        <mo stretchy="false">=</mo>
        <mfrac>
          <mi>C</mi>
          <mi>h</mi>
        </mfrac>
      </mrow>
    </mrow>
    <annotation encoding="StarMath 5.0">y = C over h</annotation>
  </semantics>
</math>
</file>

<file path=Object 11/content.xml><?xml version="1.0" encoding="utf-8"?>
<math xmlns="http://www.w3.org/1998/Math/MathML">
  <semantics>
    <mrow>
      <mrow>
        <msub>
          <mi>i</mi>
          <mi mathvariant="italic">src</mi>
        </msub>
        <mo stretchy="false">=</mo>
        <mrow>
          <mrow>
            <mo stretchy="false">−</mo>
            <mrow>
              <mfrac>
                <mi>C</mi>
                <mi>h</mi>
              </mfrac>
            </mrow>
          </mrow>
          <mo stretchy="false">⋅</mo>
          <msup>
            <mi>u</mi>
            <mrow>
              <mo stretchy="false">[</mo>
              <mrow>
                <mi>n</mi>
              </mrow>
              <mo stretchy="false">]</mo>
            </mrow>
          </msup>
        </mrow>
      </mrow>
    </mrow>
    <annotation encoding="StarMath 5.0">i_src = - {C over h} cdot u^[n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row>
        <msup>
          <mi>i</mi>
          <mrow>
            <mo stretchy="false">[</mo>
            <mrow>
              <mrow>
                <mi>n</mi>
                <mo stretchy="false">+</mo>
                <mn>1</mn>
              </mrow>
            </mrow>
            <mo stretchy="false">]</mo>
          </mrow>
        </msup>
        <mo stretchy="false">=</mo>
        <mrow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row>
                    <mi>n</mi>
                    <mo stretchy="false">+</mo>
                    <mn>1</mn>
                  </mrow>
                </mrow>
                <mo stretchy="false">]</mo>
              </mrow>
            </msup>
          </mrow>
          <mo stretchy="false">−</mo>
          <mrow>
            <mfrac>
              <mi>C</mi>
              <mi>h</mi>
            </mfrac>
            <mo stretchy="false">⋅</mo>
            <msup>
              <mi>u</mi>
              <mrow>
                <mo stretchy="false">[</mo>
                <mrow>
                  <mi>n</mi>
                </mrow>
                <mo stretchy="false">]</mo>
              </mrow>
            </msup>
          </mrow>
        </mrow>
      </mrow>
    </mrow>
    <annotation encoding="StarMath 5.0">i^[n+1] = C over h cdot u^[n+1] - C over h cdot u^[n]</annotation>
  </semantics>
</math>
</file>

<file path=Object 6/content.xml><?xml version="1.0" encoding="utf-8"?>
<math xmlns="http://www.w3.org/1998/Math/MathML">
  <semantics>
    <mrow>
      <msup>
        <mi>u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u^[n+1]</annotation>
  </semantics>
</math>
</file>

<file path=Object 7/content.xml><?xml version="1.0" encoding="utf-8"?>
<math xmlns="http://www.w3.org/1998/Math/MathML">
  <semantics>
    <mrow>
      <msup>
        <mi>u</mi>
        <mrow>
          <mo stretchy="false">[</mo>
          <mrow>
            <mi>n</mi>
          </mrow>
          <mo stretchy="false">]</mo>
        </mrow>
      </msup>
    </mrow>
    <annotation encoding="StarMath 5.0">u^[n]</annotation>
  </semantics>
</math>
</file>

<file path=Object 8/content.xml><?xml version="1.0" encoding="utf-8"?>
<math xmlns="http://www.w3.org/1998/Math/MathML">
  <semantics>
    <mrow>
      <mi>h</mi>
    </mrow>
    <annotation encoding="StarMath 5.0">h</annotation>
  </semantics>
</math>
</file>

<file path=Object 9/content.xml><?xml version="1.0" encoding="utf-8"?>
<math xmlns="http://www.w3.org/1998/Math/MathML">
  <semantics>
    <mrow>
      <msup>
        <mi>i</mi>
        <mrow>
          <mo stretchy="false">[</mo>
          <mrow>
            <mrow>
              <mi>n</mi>
              <mo stretchy="false">+</mo>
              <mn>1</mn>
            </mrow>
          </mrow>
          <mo stretchy="false">]</mo>
        </mrow>
      </msup>
    </mrow>
    <annotation encoding="StarMath 5.0">i^[n+1]</annotation>
  </semantics>
</math>
</file>